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087319" officeooo:paragraph-rsid="00087319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 persona <text:s/>entra <text:s/>a la <text:s/>pagina revisa <text:s/>los productos, elige a comprar están las pestañas, <text:s/>proveedores, <text:s/>Inventario y facturación donde se puede hacer cada uno de de los procesos solicitad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6:17:04.788096214</meta:creation-date>
    <dc:date>2019-03-13T16:20:01.877847568</dc:date>
    <meta:editing-duration>PT2M58S</meta:editing-duration>
    <meta:editing-cycles>1</meta:editing-cycles>
    <meta:document-statistic meta:table-count="0" meta:image-count="0" meta:object-count="0" meta:page-count="1" meta:paragraph-count="1" meta:word-count="30" meta:character-count="191" meta:non-whitespace-character-count="156"/>
    <meta:generator>LibreOffice/6.0.7.3$Linux_X86_64 LibreOffice_project/00m0$Build-3</meta:generator>
  </office:meta>
</office:document-meta>
</file>